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DMZ</text:p>
          </table:table-cell>
          <table:table-cell office:value-type="string" calcext:value-type="string">
            <text:p>VLAN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table:style-name="Default" office:value-type="string" calcext:value-type="string">
            <text:p>2001:4dd0:fc0b:1::1/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1:4dd0:fc0b::1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table:style-name="Default" office:value-type="string" calcext:value-type="string">
            <text:p>2001:4dd0:fc0b:1::2/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1:4dd0:fc0b::2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01</text:p>
          </table:table-cell>
          <table:table-cell table:style-name="Default" office:value-type="string" calcext:value-type="string">
            <text:p>2001:4dd0:fc0b:1::3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02</text:p>
          </table:table-cell>
          <table:table-cell table:style-name="Default" office:value-type="string" calcext:value-type="string">
            <text:p>2001:4dd0:fc0b:1::4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table:style-name="Default" office:value-type="string" calcext:value-type="string">
            <text:p>2001:4dd0:fc0b:1::5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server</text:p>
          </table:table-cell>
          <table:table-cell table:number-columns-repeated="2"/>
          <table:table-cell office:value-type="string" calcext:value-type="string">
            <text:p>2001:4dd0:fc0b::3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bserver</text:p>
          </table:table-cell>
          <table:table-cell table:number-columns-repeated="2"/>
          <table:table-cell office:value-type="string" calcext:value-type="string">
            <text:p>2001:4dd0:fc0b::4/6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gross </meta:initial-creator>
    <meta:creation-date>2016-04-15T11:44:18.856340232</meta:creation-date>
    <dc:date>2016-04-15T11:53:10.436925943</dc:date>
    <dc:creator>mgross </dc:creator>
    <meta:editing-duration>PT8M51S</meta:editing-duration>
    <meta:editing-cycles>1</meta:editing-cycles>
    <meta:document-statistic meta:table-count="1" meta:cell-count="29" meta:object-count="0"/>
    <meta:generator>LibreOffice/5.0.3.2$Linux_X86_64 LibreOffice_project/00m0$Build-2</meta:generator>
  </office:meta>
</office:document-meta>
</file>